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00000011582C0CD2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19.4cm" svg:x="0cm" svg:y="1cm">
          <draw:image xlink:href="Pictures/10000000000001200000011582C0CD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3-06T20:45:18</meta:creation-date>
    <dc:date>2013-03-06T20:45:57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